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EA000006ECF603A8B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7.018cm" draw:z-index="0"><draw:image xlink:href="Pictures/10000001000006EA000006ECF603A8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2:52.769466000</meta:creation-date>
    <dc:date>2025-11-11T21:43:08.707700000</dc:date>
    <meta:editing-duration>PT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